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42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49.02mm"/>
    </style:style>
    <style:style style:name="co4" style:family="table-column">
      <style:table-column-properties fo:break-before="auto" style:column-width="57.4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18.73mm"/>
    </style:style>
    <style:style style:name="co7" style:family="table-column">
      <style:table-column-properties fo:break-before="auto" style:column-width="50.92mm"/>
    </style:style>
    <style:style style:name="co8" style:family="table-column">
      <style:table-column-properties fo:break-before="auto" style:column-width="61.54mm"/>
    </style:style>
    <style:style style:name="co9" style:family="table-column">
      <style:table-column-properties fo:break-before="auto" style:column-width="47.64mm"/>
    </style:style>
    <style:style style:name="co10" style:family="table-column">
      <style:table-column-properties fo:break-before="auto" style:column-width="107.3mm"/>
    </style:style>
    <style:style style:name="co11" style:family="table-column">
      <style:table-column-properties fo:break-before="auto" style:column-width="41.12mm"/>
    </style:style>
    <style:style style:name="co12" style:family="table-column">
      <style:table-column-properties fo:break-before="auto" style:column-width="43.83mm"/>
    </style:style>
    <style:style style:name="co13" style:family="table-column">
      <style:table-column-properties fo:break-before="auto" style:column-width="37.85mm"/>
    </style:style>
    <style:style style:name="co14" style:family="table-column">
      <style:table-column-properties fo:break-before="auto" style:column-width="43.29mm"/>
    </style:style>
    <style:style style:name="co15" style:family="table-column">
      <style:table-column-properties fo:break-before="auto" style:column-width="38.6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3.95mm" fo:break-before="auto" style:use-optimal-row-height="true"/>
    </style:style>
    <style:style style:name="ro6" style:family="table-row">
      <style:table-row-properties style:row-height="18.42mm" fo:break-before="auto" style:use-optimal-row-height="true"/>
    </style:style>
    <style:style style:name="ro7" style:family="table-row">
      <style:table-row-properties style:row-height="23.95mm" fo:break-before="auto" style:use-optimal-row-height="false"/>
    </style:style>
    <style:style style:name="ro8" style:family="table-row">
      <style:table-row-properties style:row-height="21.06mm" fo:break-before="auto" style:use-optimal-row-height="false"/>
    </style:style>
    <style:style style:name="ro9" style:family="table-row">
      <style:table-row-properties style:row-height="4.99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52.92mm" fo:break-before="auto" style:use-optimal-row-height="true"/>
    </style:style>
    <style:style style:name="ro12" style:family="table-row">
      <style:table-row-properties style:row-height="99.24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ro15" style:family="table-row">
      <style:table-row-properties style:row-height="28.17mm" fo:break-before="auto" style:use-optimal-row-height="true"/>
    </style:style>
    <style:style style:name="ro16" style:family="table-row">
      <style:table-row-properties style:row-height="32.1mm" fo:break-before="auto" style:use-optimal-row-height="true"/>
    </style:style>
    <style:style style:name="ro17" style:family="table-row">
      <style:table-row-properties style:row-height="24.22mm" fo:break-before="auto" style:use-optimal-row-height="true"/>
    </style:style>
    <style:style style:name="ro18" style:family="table-row">
      <style:table-row-properties style:row-height="25.52mm" fo:break-before="auto" style:use-optimal-row-height="false"/>
    </style:style>
    <style:style style:name="ro19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1d41a"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81d41a"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18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9" style:family="table-cell" style:parent-style-name="Default">
      <style:table-cell-properties fo:background-color="#81d41a" fo:border="0.06pt solid #000000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wrap-option="wrap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oppage Nonadherence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Stoppage Nonadherence </text:p>
          </table:table-cell>
          <table:table-cell table:number-columns-repeated="1023"/>
        </table:table-row>
        <table:table-row table:style-name="ro2">
          <table:table-cell table:style-name="ce2"/>
          <table:table-cell table:style-name="ce7" office:value-type="string" calcext:value-type="string">
            <text:p>Test Case Description</text:p>
          </table:table-cell>
          <table:table-cell table:style-name="ce7" office:value-type="string" calcext:value-type="string">
            <text:p>Test Steps</text:p>
          </table:table-cell>
          <table:table-cell table:style-name="ce7" office:value-type="string" calcext:value-type="string">
            <text:p>Expected Result</text:p>
          </table:table-cell>
          <table:table-cell table:style-name="ce7" office:value-type="string" calcext:value-type="string">
            <text:p>Actual Result</text:p>
          </table:table-cell>
          <table:table-cell table:style-name="ce7" office:value-type="string" calcext:value-type="string">
            <text:p>Test Case Severity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Test Case Type</text:p>
          </table:table-cell>
          <table:table-cell table:style-name="ce7" office:value-type="string" calcext:value-type="string">
            <text:p>Comments</text:p>
          </table:table-cell>
          <table:table-cell table:style-name="ce9" table:number-columns-repeated="1015"/>
        </table:table-row>
        <table:table-row table:style-name="ro3">
          <table:table-cell table:style-name="ce3" office:value-type="string" calcext:value-type="string">
            <text:p>Card Reader, Pulse App OTP, Commuter App confirmations </text:p>
          </table:table-cell>
          <table:table-cell table:style-name="ce8"/>
          <table:table-cell table:style-name="ce4" table:number-columns-repeated="1022"/>
        </table:table-row>
        <table:table-row table:style-name="ro4">
          <table:table-cell table:style-name="ce4"/>
          <table:table-cell table:style-name="ce3" office:value-type="string" calcext:value-type="string">
            <text:p>For Login trips if the employee boarding confirmation is located X meters away from home or Y meters away from node (Based on the employee stoppage type considered in the trip) </text:p>
          </table:table-cell>
          <table:table-cell table:style-name="ce4" table:number-columns-repeated="1022"/>
        </table:table-row>
        <table:table-row table:style-name="ro4">
          <table:table-cell table:style-name="ce4"/>
          <table:table-cell table:style-name="ce3" office:value-type="string" calcext:value-type="string">
            <text:p>For Logout trips if the employee reaching confirmation is located X meters away from home or Y meters away from node (Based on the employee stoppage type considered in the trip) </text:p>
          </table:table-cell>
          <table:table-cell table:style-name="ce4" table:number-columns-repeated="1022"/>
        </table:table-row>
        <table:table-row table:style-name="ro3">
          <table:table-cell table:style-name="ce4"/>
          <table:table-cell table:style-name="ce3" office:value-type="string" calcext:value-type="string">
            <text:p>For Login trips if the employee reaching confirmation is located Z meters away from Office </text:p>
          </table:table-cell>
          <table:table-cell table:style-name="ce4" table:number-columns-repeated="1022"/>
        </table:table-row>
        <table:table-row table:style-name="ro3">
          <table:table-cell table:style-name="ce4"/>
          <table:table-cell table:style-name="ce3" office:value-type="string" calcext:value-type="string">
            <text:p>For Logout trips if the employee boarding confirmation is located Z meters away from Office </text:p>
          </table:table-cell>
          <table:table-cell table:style-name="ce4" table:number-columns-repeated="1022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Set config Stoppage nonadherence: Login trip then ticket should create only for login trip based on Stoppage nonadherence for stoppage: Yes then for login trip boarding confirmation violation ticket should create </text:p>
          </table:table-cell>
          <table:table-cell table:style-name="ce4" table:number-columns-repeated="1022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Set config Stoppage nonadherence: Login trip then ticket should create only for login trip based on Stoppage nonadherence for Office: Yes then for login trip reached confirmation violation ticket should create </text:p>
          </table:table-cell>
          <table:table-cell table:style-name="ce4" table:number-columns-repeated="1022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<text:span text:style-name="T1">Set config Stoppage nonadherence: Login trip then ticket should create only for login trip based on Stoppage nonadherence for stoppage: Yes and nonadherence for Office: Yes</text:span> then for login trip boarding/reaching confirmation violation ticket should create </text:p>
          </table:table-cell>
          <table:table-cell table:style-name="ce4" table:number-columns-repeated="1022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Set config Stoppage nonadherence: Logout trip then ticket should create only for logout trip based on Stoppage nonadherence for stoppage: Yes then for logout trip reaching confirmation violation ticket should create </text:p>
          </table:table-cell>
          <table:table-cell table:style-name="ce4" table:number-columns-repeated="1022"/>
        </table:table-row>
        <table:table-row table:style-name="ro8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Set config Stoppage nonadherence: Logout trip then ticket should create only for logout trip based on Stoppage nonadherence for Office: Yes then for logout trip boarding confirmation violation ticket should create </text:p>
          </table:table-cell>
          <table:table-cell table:style-name="ce4" table:number-columns-repeated="1022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<text:span text:style-name="T1">Set config Stoppage nonadherence: Logout trip then ticket should create only for logout trip based on Stoppage nonadherence for stoppage: Yes and nonadherence for Office: Yes</text:span>  then for logout trip boarding/reaching confirmation violation ticket should create </text:p>
          </table:table-cell>
          <table:table-cell table:style-name="ce4" table:number-columns-repeated="1022"/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Set config Stoppage nonadherence: Logout trip then ticket should create only for logout trip based on Stoppage nonadherence for stoppage: Yes and nonadherence for Office: Yes <text:s/>then for logout trip boarding/reaching confirmation violation ticket should create </text:p>
          </table:table-cell>
          <table:table-cell table:style-name="ce4" table:number-columns-repeated="1022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18" office:value-type="string" calcext:value-type="string">
            <text:p>Check all 7 cases for stoppage violation for node </text:p>
            <text:p/>
          </table:table-cell>
          <table:table-cell table:style-name="ce4" table:number-columns-repeated="1022"/>
        </table:table-row>
        <table:table-row table:style-name="ro9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Check email <text:s/>for creating ticket</text:p>
          </table:table-cell>
          <table:table-cell table:style-name="ce4" table:number-columns-repeated="1022"/>
        </table:table-row>
        <table:table-row table:style-name="ro9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Check email for closing ticket</text:p>
          </table:table-cell>
          <table:table-cell table:style-name="ce4" table:number-columns-repeated="1022"/>
        </table:table-row>
        <table:table-row table:style-name="ro9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Check push notification for commuter app</text:p>
          </table:table-cell>
          <table:table-cell table:style-name="ce4" table:number-columns-repeated="1022"/>
        </table:table-row>
        <table:table-row table:style-name="ro10">
          <table:table-cell table:style-name="ce4"/>
          <table:table-cell table:style-name="ce8"/>
          <table:table-cell table:style-name="ce4" table:number-columns-repeated="1022"/>
        </table:table-row>
        <table:table-row table:style-name="ro11">
          <table:table-cell table:style-name="ce4" office:value-type="string" calcext:value-type="string">
            <text:p>Confirguration </text:p>
          </table:table-cell>
          <table:table-cell table:style-name="ce8" office:value-type="string" calcext:value-type="string">
            <text:p><text:span text:style-name="T2">In SiteConfig.serviceConfig : </text:span></text:p>
            <text:p><text:span text:style-name="T2"/></text:p>
            <text:p><text:span text:style-name="T2">"violationsConfig" : {</text:span></text:p>
            <text:p><text:span text:style-name="T2">"stoppageConfig" : {</text:span></text:p>
            <text:p><text:span text:style-name="T2">"stoppageNonAdherenceType" : "both",</text:span></text:p>
            <text:p><text:span text:style-name="T2">"officeNonAdherence" : true,</text:span></text:p>
            <text:p><text:span text:style-name="T2">"stoppageNonAdherence" : true,</text:span></text:p>
            <text:p><text:span text:style-name="T2">"homeNonAdherenceDistance" : 1,</text:span></text:p>
            <text:p><text:span text:style-name="T2">"nodeNonAdherenceDistance" : 1,</text:span></text:p>
            <text:p><text:span text:style-name="T2">"officeNonAdherenceDistance" : 1</text:span></text:p>
            <text:p><text:span text:style-name="T2">},</text:span></text:p>
            <text:p/>
            <text:p/>
          </table:table-cell>
          <table:table-cell table:style-name="ce4" table:number-columns-repeated="1022"/>
        </table:table-row>
        <table:table-row table:style-name="ro10" table:number-rows-repeated="105">
          <table:table-cell table:style-name="ce4"/>
          <table:table-cell table:style-name="ce8"/>
          <table:table-cell table:style-name="ce4" table:number-columns-repeated="1022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ed violation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2">
          <table:table-cell table:style-name="ce2"/>
          <table:table-cell table:style-name="ce7" office:value-type="string" calcext:value-type="string">
            <text:p>Test Case Description</text:p>
          </table:table-cell>
          <table:table-cell table:style-name="ce7" office:value-type="string" calcext:value-type="string">
            <text:p>Test Steps</text:p>
          </table:table-cell>
          <table:table-cell table:style-name="ce7" office:value-type="string" calcext:value-type="string">
            <text:p>Expected Result</text:p>
          </table:table-cell>
          <table:table-cell table:style-name="ce7" office:value-type="string" calcext:value-type="string">
            <text:p>Actual Result</text:p>
          </table:table-cell>
          <table:table-cell table:style-name="ce7" office:value-type="string" calcext:value-type="string">
            <text:p>Test Case Severity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Test Case Type</text:p>
          </table:table-cell>
          <table:table-cell table:style-name="ce7" office:value-type="string" calcext:value-type="string">
            <text:p>Comments</text:p>
          </table:table-cell>
          <table:table-cell table:style-name="ce9" table:number-columns-repeated="1015"/>
        </table:table-row>
        <table:table-row table:style-name="ro12">
          <table:table-cell office:value-type="string" calcext:value-type="string">
            <text:p>Confiration</text:p>
          </table:table-cell>
          <table:table-cell office:value-type="string" office:string-value="&#10; &quot;type&quot; : &quot;overspeed&quot;,&#10;    &quot;_siteId&quot; : &quot;582addd438f2394ee83e7010&quot;,&#10;    &quot;config&quot; : {&#10;        &quot;notificationEnabled&quot; : true,&#10;        &quot;speedLimit&quot; : [ &#10;            {&#10;                &quot;default&quot; : 80&#10;            },&#10;{&#10;                &quot;from&quot; : 36000,(in seconds)&#10;                &quot;to&quot; : 72000,&#10;                &quot;limit&quot; : 30&#10;            }, &#10;            {&#10;                &quot;from&quot; : 75600,&#10;                &quot;to&quot; : 14400,&#10;                &quot;limit&quot; : 30&#10;            }&#10;        ],&#10;        &quot;overspeedBuffer&quot; : 30,&#10;        &quot;excludeTrackingThroughAppVehicle&quot; : false&#10;    }&#10;&#10;" calcext:value-type="string">
            <text:p/>
            <text:p> "type" : "overspeed",</text:p>
            <text:p>    "_siteId" : "582addd438f2394ee83e7010",</text:p>
            <text:p>    "config" : {</text:p>
            <text:p>        "notificationEnabled" : true,</text:p>
            <text:p>        "speedLimit" : [ </text:p>
            <text:p>            {</text:p>
            <text:p>                "default" : 80</text:p>
            <text:p>            },</text:p>
            <text:p>{</text:p>
            <text:p>                "from" : 36000,(in seconds)</text:p>
            <text:p>                "to" : 72000,</text:p>
            <text:p>                "limit" : 30</text:p>
            <text:p>            }, </text:p>
            <text:p>            {</text:p>
            <text:p>                "from" : 75600,</text:p>
            <text:p>                "to" : 14400,</text:p>
            <text:p>                "limit" : 30</text:p>
            <text:p>            }</text:p>
            <text:p>        ],</text:p>
            <text:p>        "overspeedBuffer" : 30,</text:p>
            <text:p>        "excludeTrackingThroughAppVehicle" : false</text:p>
            <text:p>    }</text:p>
            <text:p/>
            <text:p/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Based on timings and configured speed violation going to trgger</text:p>
          </table:table-cell>
          <table:table-cell table:number-columns-repeated="1022"/>
        </table:table-row>
        <table:table-row table:style-name="ro13" table:number-rows-repeated="104857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rmation" table:style-name="ta1">
        <table:table-column table:style-name="co9" table:default-cell-style-name="Default"/>
        <table:table-column table:style-name="co10" table:default-cell-style-name="ce21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16" table:default-cell-style-name="Default"/>
        <table:table-row table:style-name="ro13">
          <table:table-cell office:value-type="string" calcext:value-type="string">
            <text:p>Confiramtion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7" office:value-type="string" calcext:value-type="string">
            <text:p>Test Case Description</text:p>
          </table:table-cell>
          <table:table-cell table:style-name="ce7" office:value-type="string" calcext:value-type="string">
            <text:p>Test Steps</text:p>
          </table:table-cell>
          <table:table-cell table:style-name="ce7" office:value-type="string" calcext:value-type="string">
            <text:p>Expected Result</text:p>
          </table:table-cell>
          <table:table-cell table:style-name="ce7" office:value-type="string" calcext:value-type="string">
            <text:p>Actual Result</text:p>
          </table:table-cell>
          <table:table-cell table:style-name="ce7" office:value-type="string" calcext:value-type="string">
            <text:p>Test Case Severity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Test Case Type</text:p>
          </table:table-cell>
          <table:table-cell table:style-name="ce7" office:value-type="string" calcext:value-type="string">
            <text:p>Comments</text:p>
          </table:table-cell>
          <table:table-cell table:style-name="ce9" table:number-columns-repeated="1015"/>
        </table:table-row>
        <table:table-row table:style-name="ro14">
          <table:table-cell/>
          <table:table-cell office:value-type="string" calcext:value-type="string">
            <text:p/>
            <text:p>Configurations: </text:p>
            <text:p>In SiteConfig.config : </text:p>
            <text:p>"confirmationViolationCreateEmail" : true,</text:p>
            <text:p>"confirmationViolationCreateAppNotification" : true,</text:p>
            <text:p>"confirmationViolationCloseEmail" : true,</text:p>
            <text:p>"stoppageViolationCreateEmail" : true,</text:p>
            <text:p>"stoppageViolationCreateAppNotification" : true,</text:p>
            <text:p>"stoppageViolationCloseEmail" : true</text:p>
            <text:p/>
            <text:p/>
            <text:p>"confirmationConfig" : {</text:p>
            <text:p>"officeNonAdherence" : true,</text:p>
            <text:p>"stoppageNonAdherence" : true,</text:p>
            <text:p>"loginConfirmationCutOff" : NumberLong(14400000),</text:p>
            <text:p><text:span text:style-name="T2">"logoutConfirf</text:span>mationCutOf" : NumberLong(43200000)</text:p>
            <text:p>}</text:p>
            <text:p>}</text:p>
          </table:table-cell>
          <table:table-cell table:number-columns-repeated="1022"/>
        </table:table-row>
        <table:table-row table:style-name="ro15">
          <table:table-cell office:value-type="float" office:value="1" calcext:value-type="float">
            <text:p>1</text:p>
          </table:table-cell>
          <table:table-cell office:value-type="string" calcext:value-type="string">
            <text:p/>
            <text:p><text:span text:style-name="T2">officeNonAdherence" : true,</text:span></text:p>
            <text:p><text:span text:style-name="T2">"stoppageNonAdherence" : true,</text:span></text:p>
            <text:p><text:span text:style-name="T2">"loginConfirmationCutOff" : NumberLong(14400000), Then if confirmtion did’t give for login trip after deployment band time +  loginConfirmationCutOff ticket will create for both boarded and reached confirmation</text:span></text:p>
          </table:table-cell>
          <table:table-cell table:number-columns-repeated="1022"/>
        </table:table-row>
        <table:table-row table:style-name="ro16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/></text:p>
            <text:p><text:span text:style-name="T2">officeNonAdherence" : true,</text:span></text:p>
            <text:p><text:span text:style-name="T2">"stoppageNonAdherence" : true,</text:span></text:p>
            <text:p><text:span text:style-name="T2">"logoutConfirfmationCutOf" : NumberLong(14400000), Then if confirmtion did’t give for login trip after deployment band time +  logoutConfirfmationCutOf ticket will create for both boarded and reached confirmation</text:span></text:p>
            <text:p/>
          </table:table-cell>
          <table:table-cell table:number-columns-repeated="1022"/>
        </table:table-row>
        <table:table-row table:style-name="ro17">
          <table:table-cell office:value-type="float" office:value="3" calcext:value-type="float">
            <text:p>3</text:p>
          </table:table-cell>
          <table:table-cell office:value-type="string" calcext:value-type="string">
            <text:p/>
            <text:p><text:span text:style-name="T2">officeNonAdherence" : false,</text:span></text:p>
            <text:p><text:span text:style-name="T2">"stoppageNonAdherence" : true,</text:span></text:p>
            <text:p><text:span text:style-name="T2">"loginConfirmationCutOff" : NumberLong(14400000), Then if confirmtion did’t give for login trip after deployment band time +  loginConfirmationCutOff ticket will create for boarded confirmation</text:span></text:p>
          </table:table-cell>
          <table:table-cell table:number-columns-repeated="1022"/>
        </table:table-row>
        <table:table-row table:style-name="ro18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officeNonAdherence" : true,</text:span></text:p>
            <text:p><text:span text:style-name="T2">"stoppageNonAdherence" : false,</text:span></text:p>
            <text:p><text:span text:style-name="T2">"loginConfirmationCutOff" : NumberLong(14400000), Then if confirmtion did’t give for login trip after deployment band time +  loginConfirmationCutOff ticket will create reached confirmation</text:span></text:p>
          </table:table-cell>
          <table:table-cell table:number-columns-repeated="1022"/>
        </table:table-row>
        <table:table-row table:style-name="ro17">
          <table:table-cell office:value-type="float" office:value="5" calcext:value-type="float">
            <text:p>5</text:p>
          </table:table-cell>
          <table:table-cell office:value-type="string" calcext:value-type="string">
            <text:p/>
            <text:p><text:span text:style-name="T2">officeNonAdherence" : false,</text:span></text:p>
            <text:p><text:span text:style-name="T2">"stoppageNonAdherence" : true,</text:span></text:p>
            <text:p><text:span text:style-name="T2">"logoutConfirfmationCutOf" : NumberLong(14400000), Then if confirmtion did’t give for login trip after deployment band time +  logoutConfirfmationCutOf ticket will create for reached confirmation</text:span></text:p>
          </table:table-cell>
          <table:table-cell table:number-columns-repeated="1022"/>
        </table:table-row>
        <table:table-row table:style-name="ro15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2"/></text:p>
            <text:p><text:span text:style-name="T2">officeNonAdherence" : true,</text:span></text:p>
            <text:p><text:span text:style-name="T2">"stoppageNonAdherence" : false,</text:span></text:p>
            <text:p><text:span text:style-name="T2">"logoutConfirfmationCutOf" : NumberLong(14400000), Then if confirmtion did’t give for login trip after deployment band time +  logoutConfirfmationCutOf ticket will create for boarded confirmation</text:span></text:p>
            <text:p/>
          </table:table-cell>
          <table:table-cell table:number-columns-repeated="102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n all above 6 cases we should not give both boarding and reached confirmation. If confirmation there then ticket should create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Check all above case with giving only boarded confirmation </text:p>
          </table:table-cell>
          <table:table-cell table:number-columns-repeated="102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heck all abovve case giving both boarded and reached confirmation then ticket should not cretae</text:p>
          </table:table-cell>
          <table:table-cell table:number-columns-repeated="1022"/>
        </table:table-row>
        <table:table-row table:style-name="ro19">
          <table:table-cell office:value-type="float" office:value="10" calcext:value-type="float">
            <text:p>10</text:p>
          </table:table-cell>
          <table:table-cell office:value-type="string" calcext:value-type="string">
            <text:p>After ticket create try to close ticket by giving confirmation, if 2 ticket created for 1 emp for not having boarded and reached confirmation then if we are closing 1 ticket then another ticket get close by dafault</text:p>
          </table:table-cell>
          <table:table-cell table:number-columns-repeated="102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heck once ticket creating email is triggering or not for emp/admin and spoc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heck once ticket got close then email should trigger to emp/admin and spoc</text:p>
          </table:table-cell>
          <table:table-cell table:number-columns-repeated="1022"/>
        </table:table-row>
        <table:table-row table:style-name="ro13" table:number-rows-repeated="1048560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8:37:17.7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19-12-13T19:51:45.451000000</dc:date>
    <meta:editing-duration>P4DT15H12M39S</meta:editing-duration>
    <meta:editing-cycles>7</meta:editing-cycles>
    <meta:document-statistic meta:table-count="3" meta:cell-count="84" meta:object-count="0"/>
  </office:meta>
</office:document-meta>
</file>